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9" style:family="table-cell" style:parent-style-name="Default" style:data-style-name="N2"/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3" table:default-cell-style-name="ce9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ce10" office:value-type="string" calcext:value-type="string" table:number-columns-spanned="6" table:number-rows-spanned="1">
            <text:p>ACO</text:p>
          </table:table-cell>
          <table:covered-table-cell table:number-columns-repeated="5" table:style-name="Default"/>
          <table:table-cell table:style-name="Default" office:value-type="string" calcext:value-type="string" table:number-columns-spanned="3" table:number-rows-spanned="1">
            <text:p>Ant-Q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3"/>
          <table:table-cell office:value-type="string" calcext:value-type="string" table:number-columns-spanned="3" table:number-rows-spanned="1">
            <text:p>Ant-Q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OptimalTour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Avg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Avg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table:number-columns-repeated="2"/>
          <table:table-cell table:style-name="ce9" office:value-type="string" calcext:value-type="string">
            <text:p>OptimalTour</text:p>
          </table:table-cell>
          <table:table-cell table:style-name="ce9" office:value-type="string" calcext:value-type="string">
            <text:p>Mean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Best</text:p>
          </table:table-cell>
          <table:table-cell table:style-name="ce9" office:value-type="string" calcext:value-type="string">
            <text:p>% Avg Dist</text:p>
          </table:table-cell>
          <table:table-cell table:style-name="ce9" office:value-type="string" calcext:value-type="string">
            <text:p>% Best Dist</text:p>
          </table:table-cell>
          <table:table-cell table:style-name="ce9" office:value-type="string" calcext:value-type="string">
            <text:p>Avg time (s)</text:p>
          </table:table-cell>
        </table:table-row>
        <table:table-row table:style-name="ro1">
          <table:table-cell office:value-type="string" calcext:value-type="string">
            <text:p>Dj38 (1000 it)</text:p>
          </table:table-cell>
          <table:table-cell office:value-type="float" office:value="6656" calcext:value-type="float">
            <text:p>6656.00</text:p>
          </table:table-cell>
          <table:table-cell office:value-type="float" office:value="6763.0349559588" calcext:value-type="float">
            <text:p>6763.03</text:p>
          </table:table-cell>
          <table:table-cell office:value-type="float" office:value="75.1578490326047" calcext:value-type="float">
            <text:p>75.16</text:p>
          </table:table-cell>
          <table:table-cell office:value-type="float" office:value="6708.03686552299" calcext:value-type="float">
            <text:p>6708.04</text:p>
          </table:table-cell>
          <table:table-cell office:value-type="float" office:value="1.60809729505415" calcext:value-type="float">
            <text:p>1.61</text:p>
          </table:table-cell>
          <table:table-cell office:value-type="float" office:value="0.781803869035258" calcext:value-type="float">
            <text:p>0.78</text:p>
          </table:table-cell>
          <table:table-cell office:value-type="float" office:value="75" calcext:value-type="float">
            <text:p>75.00</text:p>
          </table:table-cell>
          <table:table-cell office:value-type="float" office:value="6663.9905578449" calcext:value-type="float">
            <text:p>6663.99</text:p>
          </table:table-cell>
          <table:table-cell office:value-type="float" office:value="4.16180130885778" calcext:value-type="float">
            <text:p>4.16</text:p>
          </table:table-cell>
          <table:table-cell office:value-type="float" office:value="6659.43153293146" calcext:value-type="float">
            <text:p>6659.43</text:p>
          </table:table-cell>
          <table:table-cell office:value-type="float" office:value="0.120050448390867" calcext:value-type="float">
            <text:p>0.12</text:p>
          </table:table-cell>
          <table:table-cell office:value-type="float" office:value="0.0515554827443519" calcext:value-type="float">
            <text:p>0.05</text:p>
          </table:table-cell>
          <table:table-cell office:value-type="float" office:value="37" calcext:value-type="float">
            <text:p>37.00</text:p>
          </table:table-cell>
          <table:table-cell table:number-columns-repeated="2"/>
          <table:table-cell table:style-name="ce9" office:value-type="float" office:value="6656" calcext:value-type="float">
            <text:p>6656.00</text:p>
          </table:table-cell>
          <table:table-cell table:style-name="ce9" office:value-type="float" office:value="6663.9905578449" calcext:value-type="float">
            <text:p>6663.99</text:p>
          </table:table-cell>
          <table:table-cell table:style-name="ce9" office:value-type="float" office:value="4.16180130885778" calcext:value-type="float">
            <text:p>4.16</text:p>
          </table:table-cell>
          <table:table-cell table:style-name="ce9" office:value-type="float" office:value="6659.43153293146" calcext:value-type="float">
            <text:p>6659.43</text:p>
          </table:table-cell>
          <table:table-cell table:style-name="ce9" office:value-type="float" office:value="0.120050448390867" calcext:value-type="float">
            <text:p>0.12</text:p>
          </table:table-cell>
          <table:table-cell table:style-name="ce9" office:value-type="float" office:value="0.0515554827443519" calcext:value-type="float">
            <text:p>0.05</text:p>
          </table:table-cell>
          <table:table-cell table:style-name="ce9" office:value-type="float" office:value="37" calcext:value-type="float">
            <text:p>37.00</text:p>
          </table:table-cell>
        </table:table-row>
        <table:table-row table:style-name="ro1">
          <table:table-cell office:value-type="string" calcext:value-type="string">
            <text:p>Berlin52 (1000 it)</text:p>
          </table:table-cell>
          <table:table-cell office:value-type="float" office:value="7542" calcext:value-type="float">
            <text:p>7542.00</text:p>
          </table:table-cell>
          <table:table-cell office:value-type="float" office:value="7925.39041819792" calcext:value-type="float">
            <text:p>7925.39</text:p>
          </table:table-cell>
          <table:table-cell office:value-type="float" office:value="161.99582605163" calcext:value-type="float">
            <text:p>162.00</text:p>
          </table:table-cell>
          <table:table-cell office:value-type="float" office:value="7677.66084431117" calcext:value-type="float">
            <text:p>7677.66</text:p>
          </table:table-cell>
          <table:table-cell office:value-type="float" office:value="5.08340517366635" calcext:value-type="float">
            <text:p>5.08</text:p>
          </table:table-cell>
          <table:table-cell office:value-type="float" office:value="1.79873832287416" calcext:value-type="float">
            <text:p>1.80</text:p>
          </table:table-cell>
          <table:table-cell office:value-type="float" office:value="320" calcext:value-type="float">
            <text:p>320.00</text:p>
          </table:table-cell>
          <table:table-cell office:value-type="float" office:value="7666.16829401388" calcext:value-type="float">
            <text:p>7666.17</text:p>
          </table:table-cell>
          <table:table-cell office:value-type="float" office:value="113.874912707113" calcext:value-type="float">
            <text:p>113.87</text:p>
          </table:table-cell>
          <table:table-cell office:value-type="float" office:value="7548.99271002418" calcext:value-type="float">
            <text:p>7548.99</text:p>
          </table:table-cell>
          <table:table-cell office:value-type="float" office:value="1.64635765067467" calcext:value-type="float">
            <text:p>1.65</text:p>
          </table:table-cell>
          <table:table-cell office:value-type="float" office:value="0.0927169189098539" calcext:value-type="float">
            <text:p>0.09</text:p>
          </table:table-cell>
          <table:table-cell office:value-type="float" office:value="170" calcext:value-type="float">
            <text:p>170.00</text:p>
          </table:table-cell>
          <table:table-cell table:number-columns-repeated="2"/>
          <table:table-cell table:style-name="ce9" office:value-type="float" office:value="7542" calcext:value-type="float">
            <text:p>7542.00</text:p>
          </table:table-cell>
          <table:table-cell table:style-name="ce9" office:value-type="float" office:value="7666.16829401388" calcext:value-type="float">
            <text:p>7666.17</text:p>
          </table:table-cell>
          <table:table-cell table:style-name="ce9" office:value-type="float" office:value="113.874912707113" calcext:value-type="float">
            <text:p>113.87</text:p>
          </table:table-cell>
          <table:table-cell table:style-name="ce9" office:value-type="float" office:value="7548.99271002418" calcext:value-type="float">
            <text:p>7548.99</text:p>
          </table:table-cell>
          <table:table-cell table:style-name="ce9" office:value-type="float" office:value="1.64635765067467" calcext:value-type="float">
            <text:p>1.65</text:p>
          </table:table-cell>
          <table:table-cell table:style-name="ce9" office:value-type="float" office:value="0.0927169189098539" calcext:value-type="float">
            <text:p>0.09</text:p>
          </table:table-cell>
          <table:table-cell table:style-name="ce9" office:value-type="float" office:value="170" calcext:value-type="float">
            <text:p>170.00</text:p>
          </table:table-cell>
        </table:table-row>
        <table:table-row table:style-name="ro1">
          <table:table-cell office:value-type="string" calcext:value-type="string">
            <text:p>Ch130 (500 it)</text:p>
          </table:table-cell>
          <table:table-cell office:value-type="float" office:value="6110" calcext:value-type="float">
            <text:p>6110.00</text:p>
          </table:table-cell>
          <table:table-cell office:value-type="float" office:value="6487.19469975591" calcext:value-type="float">
            <text:p>6487.19</text:p>
          </table:table-cell>
          <table:table-cell office:value-type="float" office:value="74.2004614510807" calcext:value-type="float">
            <text:p>74.20</text:p>
          </table:table-cell>
          <table:table-cell office:value-type="float" office:value="6385.461990939" calcext:value-type="float">
            <text:p>6385.46</text:p>
          </table:table-cell>
          <table:table-cell office:value-type="float" office:value="6.17339934134056" calcext:value-type="float">
            <text:p>6.17</text:p>
          </table:table-cell>
          <table:table-cell office:value-type="float" office:value="4.50837955710312" calcext:value-type="float">
            <text:p>4.51</text:p>
          </table:table-cell>
          <table:table-cell table:formula="of:=154*60" office:value-type="float" office:value="9240" calcext:value-type="float">
            <text:p>9240.00</text:p>
          </table:table-cell>
          <table:table-cell office:value-type="float" office:value="6491.31002832474" calcext:value-type="float">
            <text:p>6491.31</text:p>
          </table:table-cell>
          <table:table-cell office:value-type="float" office:value="70.0137714813423" calcext:value-type="float">
            <text:p>70.01</text:p>
          </table:table-cell>
          <table:table-cell office:value-type="float" office:value="6383.42" calcext:value-type="float">
            <text:p>6383.42</text:p>
          </table:table-cell>
          <table:table-cell office:value-type="float" office:value="6.24075332773719" calcext:value-type="float">
            <text:p>6.24</text:p>
          </table:table-cell>
          <table:table-cell office:value-type="float" office:value="4.47495908346972" calcext:value-type="float">
            <text:p>4.47</text:p>
          </table:table-cell>
          <table:table-cell table:formula="of:=140*60" office:value-type="float" office:value="8400" calcext:value-type="float">
            <text:p>8400.00</text:p>
          </table:table-cell>
          <table:table-cell table:number-columns-repeated="2"/>
          <table:table-cell table:style-name="ce9" office:value-type="float" office:value="6110" calcext:value-type="float">
            <text:p>6110.00</text:p>
          </table:table-cell>
          <table:table-cell table:style-name="ce9" office:value-type="float" office:value="6491.31002832474" calcext:value-type="float">
            <text:p>6491.31</text:p>
          </table:table-cell>
          <table:table-cell table:style-name="ce9" office:value-type="float" office:value="70.0137714813423" calcext:value-type="float">
            <text:p>70.01</text:p>
          </table:table-cell>
          <table:table-cell table:style-name="ce9" office:value-type="float" office:value="6383.42" calcext:value-type="float">
            <text:p>6383.42</text:p>
          </table:table-cell>
          <table:table-cell table:style-name="ce9" office:value-type="float" office:value="6.24075332773719" calcext:value-type="float">
            <text:p>6.24</text:p>
          </table:table-cell>
          <table:table-cell table:style-name="ce9" office:value-type="float" office:value="4.47495908346972" calcext:value-type="float">
            <text:p>4.47</text:p>
          </table:table-cell>
          <table:table-cell table:style-name="ce9" office:value-type="float" office:value="10200" calcext:value-type="float">
            <text:p>10200.00</text:p>
          </table:table-cell>
        </table:table-row>
        <table:table-row table:style-name="ro1">
          <table:table-cell office:value-type="string" calcext:value-type="string">
            <text:p>D198 (100 it)</text:p>
          </table:table-cell>
          <table:table-cell office:value-type="float" office:value="15780" calcext:value-type="float">
            <text:p>15780.00</text:p>
          </table:table-cell>
          <table:table-cell office:value-type="float" office:value="17376.2317438354" calcext:value-type="float">
            <text:p>17376.23</text:p>
          </table:table-cell>
          <table:table-cell office:value-type="float" office:value="105.810213469454" calcext:value-type="float">
            <text:p>105.81</text:p>
          </table:table-cell>
          <table:table-cell office:value-type="float" office:value="17235.4392438097" calcext:value-type="float">
            <text:p>17235.44</text:p>
          </table:table-cell>
          <table:table-cell office:value-type="float" office:value="10.1155370331773" calcext:value-type="float">
            <text:p>10.12</text:p>
          </table:table-cell>
          <table:table-cell office:value-type="float" office:value="9.22331586698191" calcext:value-type="float">
            <text:p>9.22</text:p>
          </table:table-cell>
          <table:table-cell office:value-type="float" office:value="6540" calcext:value-type="float">
            <text:p>6540.00</text:p>
          </table:table-cell>
          <table:table-cell office:value-type="float" office:value="17075.805147203" calcext:value-type="float">
            <text:p>17075.81</text:p>
          </table:table-cell>
          <table:table-cell office:value-type="float" office:value="39.6901238937276" calcext:value-type="float">
            <text:p>39.69</text:p>
          </table:table-cell>
          <table:table-cell office:value-type="float" office:value="17032.7521476058" calcext:value-type="float">
            <text:p>17032.75</text:p>
          </table:table-cell>
          <table:table-cell office:value-type="float" office:value="8.21169294805442" calcext:value-type="float">
            <text:p>8.21</text:p>
          </table:table-cell>
          <table:table-cell office:value-type="float" office:value="7.93886025098755" calcext:value-type="float">
            <text:p>7.94</text:p>
          </table:table-cell>
          <table:table-cell office:value-type="float" office:value="2880" calcext:value-type="float">
            <text:p>2880.00</text:p>
          </table:table-cell>
          <table:table-cell table:number-columns-repeated="2"/>
          <table:table-cell table:style-name="ce9" office:value-type="float" office:value="15780" calcext:value-type="float">
            <text:p>15780.00</text:p>
          </table:table-cell>
          <table:table-cell table:style-name="ce9" office:value-type="float" office:value="17075.805147203" calcext:value-type="float">
            <text:p>17075.81</text:p>
          </table:table-cell>
          <table:table-cell table:style-name="ce9" office:value-type="float" office:value="39.6901238937276" calcext:value-type="float">
            <text:p>39.69</text:p>
          </table:table-cell>
          <table:table-cell table:style-name="ce9" office:value-type="float" office:value="17032.7521476058" calcext:value-type="float">
            <text:p>17032.75</text:p>
          </table:table-cell>
          <table:table-cell table:style-name="ce9" office:value-type="float" office:value="8.21169294805442" calcext:value-type="float">
            <text:p>8.21</text:p>
          </table:table-cell>
          <table:table-cell table:style-name="ce9" office:value-type="float" office:value="7.93886025098755" calcext:value-type="float">
            <text:p>7.94</text:p>
          </table:table-cell>
          <table:table-cell table:style-name="ce9" office:value-type="float" office:value="2880" calcext:value-type="float">
            <text:p>2880.00</text:p>
          </table:table-cell>
        </table:table-row>
        <table:table-row table:style-name="ro1">
          <table:table-cell office:value-type="string" calcext:value-type="string">
            <text:p>Pr1002 (10 it)</text:p>
          </table:table-cell>
          <table:table-cell office:value-type="float" office:value="259054" calcext:value-type="float">
            <text:p>259054.00</text:p>
          </table:table-cell>
          <table:table-cell office:value-type="float" office:value="337976.613988369" calcext:value-type="float">
            <text:p>337976.61</text:p>
          </table:table-cell>
          <table:table-cell office:value-type="float" office:value="833.962872734073" calcext:value-type="float">
            <text:p>833.96</text:p>
          </table:table-cell>
          <table:table-cell office:value-type="float" office:value="337309.959251144" calcext:value-type="float">
            <text:p>337309.96</text:p>
          </table:table-cell>
          <table:table-cell office:value-type="float" office:value="30.4656998109927" calcext:value-type="float">
            <text:p>30.47</text:p>
          </table:table-cell>
          <table:table-cell office:value-type="float" office:value="30.2083578138705" calcext:value-type="float">
            <text:p>30.21</text:p>
          </table:table-cell>
          <table:table-cell table:formula="of:=153*60" office:value-type="float" office:value="9180" calcext:value-type="float">
            <text:p>9180.00</text:p>
          </table:table-cell>
          <table:table-cell office:value-type="float" office:value="319646.494160425" calcext:value-type="float">
            <text:p>319646.49</text:p>
          </table:table-cell>
          <table:table-cell office:value-type="float" office:value="1009.39179506191" calcext:value-type="float">
            <text:p>1009.39</text:p>
          </table:table-cell>
          <table:table-cell office:value-type="float" office:value="318960" calcext:value-type="float">
            <text:p>318960.00</text:p>
          </table:table-cell>
          <table:table-cell office:value-type="float" office:value="23.3899087296182" calcext:value-type="float">
            <text:p>23.39</text:p>
          </table:table-cell>
          <table:table-cell office:value-type="float" office:value="23.124908320273" calcext:value-type="float">
            <text:p>23.12</text:p>
          </table:table-cell>
          <table:table-cell office:value-type="float" office:value="6120" calcext:value-type="float">
            <text:p>6120.00</text:p>
          </table:table-cell>
          <table:table-cell table:number-columns-repeated="2"/>
          <table:table-cell table:style-name="ce9" office:value-type="float" office:value="259054" calcext:value-type="float">
            <text:p>259054.00</text:p>
          </table:table-cell>
          <table:table-cell table:style-name="ce9"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ACO</text:p>
          </table:table-cell>
          <table:table-cell table:number-columns-repeated="6"/>
          <table:table-cell office:value-type="string" calcext:value-type="string">
            <text:p>ANTQ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data: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dj38</text:p>
          </table:table-cell>
          <table:table-cell office:value-type="float" office:value="6708.03686552299" calcext:value-type="float">
            <text:p>6708.04</text:p>
          </table:table-cell>
          <table:table-cell table:number-columns-repeated="6"/>
          <table:table-cell office:value-type="float" office:value="6659.43153293147" calcext:value-type="float">
            <text:p>6659.4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828.21651305805" calcext:value-type="float">
            <text:p>6828.22</text:p>
          </table:table-cell>
          <table:table-cell table:number-columns-repeated="6"/>
          <table:table-cell office:value-type="float" office:value="6667.02990778718" calcext:value-type="float">
            <text:p>6667.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860.59114638462" calcext:value-type="float">
            <text:p>6860.59</text:p>
          </table:table-cell>
          <table:table-cell table:number-columns-repeated="6"/>
          <table:table-cell office:value-type="float" office:value="6659.43153293146" calcext:value-type="float">
            <text:p>6659.4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709.52331878168" calcext:value-type="float">
            <text:p>6709.52</text:p>
          </table:table-cell>
          <table:table-cell table:number-columns-repeated="6"/>
          <table:table-cell office:value-type="float" office:value="6667.02990778719" calcext:value-type="float">
            <text:p>6667.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708.80693604669" calcext:value-type="float">
            <text:p>6708.81</text:p>
          </table:table-cell>
          <table:table-cell table:number-columns-repeated="6"/>
          <table:table-cell office:value-type="float" office:value="6667.02990778718" calcext:value-type="float">
            <text:p>6667.03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 in media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/>
          <table:table-cell office:value-type="string" calcext:value-type="string">
            <text:p>opt</text:p>
          </table:table-cell>
          <table:table-cell table:number-columns-repeated="7"/>
        </table:table-row>
        <table:table-row table:style-name="ro1">
          <table:table-cell/>
          <table:table-cell table:formula="of:=AVERAGE([.B12:.B16])" office:value-type="float" office:value="6763.03495595881" calcext:value-type="float">
            <text:p>6763.03</text:p>
          </table:table-cell>
          <table:table-cell table:formula="of:=STDEV([.B12:.B16])" office:value-type="float" office:value="75.1578490326043" calcext:value-type="float">
            <text:p>75.16</text:p>
          </table:table-cell>
          <table:table-cell table:formula="of:=MIN([.B12:.B16])" office:value-type="float" office:value="6708.03686552299" calcext:value-type="float">
            <text:p>6708.04</text:p>
          </table:table-cell>
          <table:table-cell table:formula="of:=([.B19]-[.H19])/[.H19]*100" office:value-type="float" office:value="1.60809729505419" calcext:value-type="float">
            <text:p>1.61</text:p>
          </table:table-cell>
          <table:table-cell table:formula="of:=([.D19]-[.H19])/[.H19]*100" office:value-type="float" office:value="0.781803869035313" calcext:value-type="float">
            <text:p>0.78</text:p>
          </table:table-cell>
          <table:table-cell table:formula="of:=75" office:value-type="float" office:value="75" calcext:value-type="float">
            <text:p>75.00</text:p>
          </table:table-cell>
          <table:table-cell table:style-name="ce11" office:value-type="float" office:value="6656" calcext:value-type="float">
            <text:p>6656.00</text:p>
          </table:table-cell>
          <table:table-cell table:formula="of:=AVERAGE([.I12:.I16])" office:value-type="float" office:value="6663.9905578449" calcext:value-type="float">
            <text:p>6663.99</text:p>
          </table:table-cell>
          <table:table-cell table:formula="of:=STDEV([.I12:.I16])" office:value-type="float" office:value="4.16180130885653" calcext:value-type="float">
            <text:p>4.16</text:p>
          </table:table-cell>
          <table:table-cell table:formula="of:=MIN([.I12:.I16])" office:value-type="float" office:value="6659.43153293146" calcext:value-type="float">
            <text:p>6659.43</text:p>
          </table:table-cell>
          <table:table-cell table:formula="of:=([.I19]-[.P19])/[.P19]*100" office:value-type="float" office:value="0.120050448390867" calcext:value-type="float">
            <text:p>0.12</text:p>
          </table:table-cell>
          <table:table-cell table:formula="of:=([.K19]-[.P19])/[.P19]*100" office:value-type="float" office:value="0.0515554827442972" calcext:value-type="float">
            <text:p>0.05</text:p>
          </table:table-cell>
          <table:table-cell office:value-type="float" office:value="37" calcext:value-type="float">
            <text:p>37.00</text:p>
          </table:table-cell>
          <table:table-cell/>
          <table:table-cell table:style-name="ce12" office:value-type="float" office:value="6656" calcext:value-type="float">
            <text:p>6656</text:p>
          </table:table-cell>
          <table:table-cell table:number-columns-repeated="7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berlin52</text:p>
          </table:table-cell>
          <table:table-cell office:value-type="float" office:value="8023.62573721126" calcext:value-type="float">
            <text:p>8023.63</text:p>
          </table:table-cell>
          <table:table-cell table:number-columns-repeated="6"/>
          <table:table-cell office:value-type="float" office:value="7548.99271002418" calcext:value-type="float">
            <text:p>7548.9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964.08530848607" calcext:value-type="float">
            <text:p>7964.09</text:p>
          </table:table-cell>
          <table:table-cell table:number-columns-repeated="6"/>
          <table:table-cell office:value-type="float" office:value="7635.18338241061" calcext:value-type="float">
            <text:p>7635.1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677.66084431117" calcext:value-type="float">
            <text:p>7677.66</text:p>
          </table:table-cell>
          <table:table-cell table:number-columns-repeated="6"/>
          <table:table-cell office:value-type="float" office:value="7576.2493488808" calcext:value-type="float">
            <text:p>7576.2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866.08411367604" calcext:value-type="float">
            <text:p>7866.08</text:p>
          </table:table-cell>
          <table:table-cell table:number-columns-repeated="6"/>
          <table:table-cell office:value-type="float" office:value="7804.6177284881" calcext:value-type="float">
            <text:p>7804.6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095.49608730504" calcext:value-type="float">
            <text:p>8095.50</text:p>
          </table:table-cell>
          <table:table-cell table:number-columns-repeated="6"/>
          <table:table-cell office:value-type="float" office:value="7765.79830026573" calcext:value-type="float">
            <text:p>7765.80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/>
          <table:table-cell office:value-type="string" calcext:value-type="string">
            <text:p>opt</text:p>
          </table:table-cell>
          <table:table-cell table:number-columns-repeated="7"/>
        </table:table-row>
        <table:table-row table:style-name="ro1">
          <table:table-cell/>
          <table:table-cell table:formula="of:=AVERAGE([.B22:.B26])" office:value-type="float" office:value="7925.39041819792" calcext:value-type="float">
            <text:p>7925.39</text:p>
          </table:table-cell>
          <table:table-cell table:formula="of:=STDEV([.B22:.B26])" office:value-type="float" office:value="161.995826051629" calcext:value-type="float">
            <text:p>162.00</text:p>
          </table:table-cell>
          <table:table-cell table:formula="of:=MIN([.B22:.B26])" office:value-type="float" office:value="7677.66084431117" calcext:value-type="float">
            <text:p>7677.66</text:p>
          </table:table-cell>
          <table:table-cell table:formula="of:=([.B29]-[.H29])/[.H29]*100" office:value-type="float" office:value="5.08340517366635" calcext:value-type="float">
            <text:p>5.08</text:p>
          </table:table-cell>
          <table:table-cell table:formula="of:=([.D29]-[.H29])/[.H29]*100" office:value-type="float" office:value="1.79873832287417" calcext:value-type="float">
            <text:p>1.80</text:p>
          </table:table-cell>
          <table:table-cell table:formula="of:=5*60+20" office:value-type="float" office:value="320" calcext:value-type="float">
            <text:p>320.00</text:p>
          </table:table-cell>
          <table:table-cell office:value-type="float" office:value="7542" calcext:value-type="float">
            <text:p>7542.00</text:p>
          </table:table-cell>
          <table:table-cell table:formula="of:=AVERAGE([.I22:.I26])" office:value-type="float" office:value="7666.16829401388" calcext:value-type="float">
            <text:p>7666.17</text:p>
          </table:table-cell>
          <table:table-cell table:formula="of:=STDEV([.I22:.I26])" office:value-type="float" office:value="113.874912707113" calcext:value-type="float">
            <text:p>113.87</text:p>
          </table:table-cell>
          <table:table-cell table:formula="of:=MIN([.I22:.I26])" office:value-type="float" office:value="7548.99271002418" calcext:value-type="float">
            <text:p>7548.99</text:p>
          </table:table-cell>
          <table:table-cell table:formula="of:=([.I29]-[.P29])/[.P29]*100" office:value-type="float" office:value="1.64635765067467" calcext:value-type="float">
            <text:p>1.65</text:p>
          </table:table-cell>
          <table:table-cell table:formula="of:=([.K29]-[.P29])/[.P29]*100" office:value-type="float" office:value="0.0927169189098418" calcext:value-type="float">
            <text:p>0.09</text:p>
          </table:table-cell>
          <table:table-cell table:formula="of:=2*60+50" office:value-type="float" office:value="170" calcext:value-type="float">
            <text:p>170.00</text:p>
          </table:table-cell>
          <table:table-cell/>
          <table:table-cell office:value-type="float" office:value="7542" calcext:value-type="float">
            <text:p>7542</text:p>
          </table:table-cell>
          <table:table-cell table:number-columns-repeated="7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ch130</text:p>
          </table:table-cell>
          <table:table-cell office:value-type="float" office:value="6385.461990939" calcext:value-type="float">
            <text:p>6385.46</text:p>
          </table:table-cell>
          <table:table-cell table:number-columns-repeated="6"/>
          <table:table-cell office:value-type="float" office:value="6564.51891835417" calcext:value-type="float">
            <text:p>6564.5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500.40860144565" calcext:value-type="float">
            <text:p>6500.41</text:p>
          </table:table-cell>
          <table:table-cell table:number-columns-repeated="6"/>
          <table:table-cell office:value-type="float" office:value="6531.58356568591" calcext:value-type="float">
            <text:p>6531.5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471.273496774" calcext:value-type="float">
            <text:p>6471.27</text:p>
          </table:table-cell>
          <table:table-cell table:number-columns-repeated="6"/>
          <table:table-cell office:value-type="float" office:value="6510.54015079158" calcext:value-type="float">
            <text:p>6510.5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591.63470986498" calcext:value-type="float">
            <text:p>6591.63</text:p>
          </table:table-cell>
          <table:table-cell table:number-columns-repeated="6"/>
          <table:table-cell office:value-type="float" office:value="6383.42" calcext:value-type="float">
            <text:p>6383.4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507.73375587915" calcext:value-type="float">
            <text:p>6507.73</text:p>
          </table:table-cell>
          <table:table-cell table:number-columns-repeated="6"/>
          <table:table-cell office:value-type="float" office:value="6466.48750679205" calcext:value-type="float">
            <text:p>6466.49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/>
          <table:table-cell office:value-type="string" calcext:value-type="string">
            <text:p>opt</text:p>
          </table:table-cell>
          <table:table-cell table:number-columns-repeated="7"/>
        </table:table-row>
        <table:table-row table:style-name="ro1">
          <table:table-cell/>
          <table:table-cell table:formula="of:=AVERAGE([.B32:.B35])" office:value-type="float" office:value="6487.19469975591" calcext:value-type="float">
            <text:p>6487.19</text:p>
          </table:table-cell>
          <table:table-cell table:formula="of:=STDEV([.B32:.B36])" office:value-type="float" office:value="74.2004614510804" calcext:value-type="float">
            <text:p>74.20</text:p>
          </table:table-cell>
          <table:table-cell table:formula="of:=MIN([.B32:.B36])" office:value-type="float" office:value="6385.461990939" calcext:value-type="float">
            <text:p>6385.46</text:p>
          </table:table-cell>
          <table:table-cell table:formula="of:=([.B39]-[.H39])/[.H39]*100" office:value-type="float" office:value="6.17339934134056" calcext:value-type="float">
            <text:p>6.17</text:p>
          </table:table-cell>
          <table:table-cell table:formula="of:=([.D39]-[.H39])/[.H39]*100" office:value-type="float" office:value="4.50837955710312" calcext:value-type="float">
            <text:p>4.51</text:p>
          </table:table-cell>
          <table:table-cell table:formula="of:=154*60" office:value-type="float" office:value="9240" calcext:value-type="float">
            <text:p>9240.00</text:p>
          </table:table-cell>
          <table:table-cell office:value-type="float" office:value="6110" calcext:value-type="float">
            <text:p>6110.00</text:p>
          </table:table-cell>
          <table:table-cell table:formula="of:=AVERAGE([.I32:.I36])" office:value-type="float" office:value="6491.31002832474" calcext:value-type="float">
            <text:p>6491.31</text:p>
          </table:table-cell>
          <table:table-cell table:formula="of:=STDEV([.I32:.I36])" office:value-type="float" office:value="70.0137714813422" calcext:value-type="float">
            <text:p>70.01</text:p>
          </table:table-cell>
          <table:table-cell table:formula="of:=MIN([.I32:.I36])" office:value-type="float" office:value="6383.42" calcext:value-type="float">
            <text:p>6383.42</text:p>
          </table:table-cell>
          <table:table-cell table:formula="of:=([.I39]-[.P39])/[.P39]*100" office:value-type="float" office:value="6.24075332773719" calcext:value-type="float">
            <text:p>6.24</text:p>
          </table:table-cell>
          <table:table-cell table:formula="of:=([.K39]-[.P39])/[.P39]*100" office:value-type="float" office:value="4.47495908346972" calcext:value-type="float">
            <text:p>4.47</text:p>
          </table:table-cell>
          <table:table-cell table:formula="of:=140*60" office:value-type="float" office:value="8400" calcext:value-type="float">
            <text:p>8400.00</text:p>
          </table:table-cell>
          <table:table-cell/>
          <table:table-cell office:value-type="float" office:value="6110" calcext:value-type="float">
            <text:p>6110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9"/>
        </table:table-row>
        <table:table-row table:style-name="ro1">
          <table:table-cell office:value-type="string" calcext:value-type="string">
            <text:p>d198</text:p>
          </table:table-cell>
          <table:table-cell office:value-type="float" office:value="17315.036268882" calcext:value-type="float">
            <text:p>17315.04</text:p>
          </table:table-cell>
          <table:table-cell table:number-columns-repeated="6"/>
          <table:table-cell office:value-type="float" office:value="17083.7252016919" calcext:value-type="float">
            <text:p>17083.7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235.4392438097" calcext:value-type="float">
            <text:p>17235.44</text:p>
          </table:table-cell>
          <table:table-cell table:number-columns-repeated="6"/>
          <table:table-cell office:value-type="float" office:value="17032.7521476058" calcext:value-type="float">
            <text:p>17032.7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461.7753393955" calcext:value-type="float">
            <text:p>17461.78</text:p>
          </table:table-cell>
          <table:table-cell table:number-columns-repeated="6"/>
          <table:table-cell office:value-type="float" office:value="17110.9380923112" calcext:value-type="float">
            <text:p>17110.9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492.6761232543" calcext:value-type="float">
            <text:p>17492.6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7355.6529124801" calcext:value-type="float">
            <text:p>17355.65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/>
          <table:table-cell office:value-type="string" calcext:value-type="string">
            <text:p>opt</text:p>
          </table:table-cell>
          <table:table-cell table:number-columns-repeated="7"/>
        </table:table-row>
        <table:table-row table:style-name="ro1">
          <table:table-cell/>
          <table:table-cell table:formula="of:=AVERAGE([.B42:.B45])" office:value-type="float" office:value="17376.2317438354" calcext:value-type="float">
            <text:p>17376.23</text:p>
          </table:table-cell>
          <table:table-cell table:formula="of:=STDEV([.B42:.B46])" office:value-type="float" office:value="105.810213469454" calcext:value-type="float">
            <text:p>105.81</text:p>
          </table:table-cell>
          <table:table-cell table:formula="of:=MIN([.B42:.B46])" office:value-type="float" office:value="17235.4392438097" calcext:value-type="float">
            <text:p>17235.44</text:p>
          </table:table-cell>
          <table:table-cell table:formula="of:=([.B49]-[.H49])/[.H49]*100" office:value-type="float" office:value="10.1155370331773" calcext:value-type="float">
            <text:p>10.12</text:p>
          </table:table-cell>
          <table:table-cell table:formula="of:=([.D49]-[.H49])/[.H49]*100" office:value-type="float" office:value="9.22331586698191" calcext:value-type="float">
            <text:p>9.22</text:p>
          </table:table-cell>
          <table:table-cell table:formula="of:=65*60" office:value-type="float" office:value="3900" calcext:value-type="float">
            <text:p>3900.00</text:p>
          </table:table-cell>
          <table:table-cell office:value-type="float" office:value="15780" calcext:value-type="float">
            <text:p>15780.00</text:p>
          </table:table-cell>
          <table:table-cell table:formula="of:=AVERAGE([.I42:.I46])" office:value-type="float" office:value="17075.805147203" calcext:value-type="float">
            <text:p>17075.81</text:p>
          </table:table-cell>
          <table:table-cell table:formula="of:=STDEV([.I42:.I46])" office:value-type="float" office:value="39.6901238937276" calcext:value-type="float">
            <text:p>39.69</text:p>
          </table:table-cell>
          <table:table-cell table:formula="of:=MIN([.I42:.I46])" office:value-type="float" office:value="17032.7521476058" calcext:value-type="float">
            <text:p>17032.75</text:p>
          </table:table-cell>
          <table:table-cell table:formula="of:=([.I49]-[.P49])/[.P49]*100" office:value-type="float" office:value="8.21169294805442" calcext:value-type="float">
            <text:p>8.21</text:p>
          </table:table-cell>
          <table:table-cell table:formula="of:=([.K49]-[.P49])/[.P49]*100" office:value-type="float" office:value="7.93886025098755" calcext:value-type="float">
            <text:p>7.94</text:p>
          </table:table-cell>
          <table:table-cell table:formula="of:=48*60" office:value-type="float" office:value="2880" calcext:value-type="float">
            <text:p>2880.00</text:p>
          </table:table-cell>
          <table:table-cell/>
          <table:table-cell table:style-name="ce9" office:value-type="float" office:value="15780" calcext:value-type="float">
            <text:p>15780.00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Default" table:number-columns-repeated="13"/>
          <table:table-cell table:number-columns-repeated="9"/>
        </table:table-row>
        <table:table-row table:style-name="ro1">
          <table:table-cell office:value-type="string" calcext:value-type="string">
            <text:p>pr1002</text:p>
          </table:table-cell>
          <table:table-cell office:value-type="float" office:value="337708.133522951" calcext:value-type="float">
            <text:p>337708.13</text:p>
          </table:table-cell>
          <table:table-cell table:number-columns-repeated="6"/>
          <table:table-cell office:value-type="float" office:value="319174.01081843" calcext:value-type="float">
            <text:p>319174.0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37309.959251144" calcext:value-type="float">
            <text:p>337309.96</text:p>
          </table:table-cell>
          <table:table-cell table:number-columns-repeated="6"/>
          <table:table-cell office:value-type="float" office:value="320805.471662845" calcext:value-type="float">
            <text:p>320805.4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38911.749191012" calcext:value-type="float">
            <text:p>338911.75</text:p>
          </table:table-cell>
          <table:table-cell table:number-columns-repeated="6"/>
          <table:table-cell office:value-type="float" office:value="318960" calcext:value-type="float">
            <text:p>318960.00</text:p>
          </table:table-cell>
          <table:table-cell table:number-columns-repeated="14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/>
          <table:table-cell office:value-type="string" calcext:value-type="string">
            <text:p>opt</text:p>
          </table:table-cell>
          <table:table-cell table:number-columns-repeated="7"/>
        </table:table-row>
        <table:table-row table:style-name="ro1">
          <table:table-cell/>
          <table:table-cell table:formula="of:=AVERAGE([.B53:.B56])" office:value-type="float" office:value="337976.613988369" calcext:value-type="float">
            <text:p>337976.61</text:p>
          </table:table-cell>
          <table:table-cell table:formula="of:=STDEV([.B53:.B57])" office:value-type="float" office:value="833.962872734073" calcext:value-type="float">
            <text:p>833.96</text:p>
          </table:table-cell>
          <table:table-cell table:formula="of:=MIN([.B53:.B57])" office:value-type="float" office:value="337309.959251144" calcext:value-type="float">
            <text:p>337309.96</text:p>
          </table:table-cell>
          <table:table-cell table:formula="of:=([.B60]-[.H60])/[.H60]*100" office:value-type="float" office:value="30.4656998109927" calcext:value-type="float">
            <text:p>30.47</text:p>
          </table:table-cell>
          <table:table-cell table:formula="of:=([.D60]-[.H60])/[.H60]*100" office:value-type="float" office:value="30.2083578138705" calcext:value-type="float">
            <text:p>30.21</text:p>
          </table:table-cell>
          <table:table-cell table:formula="of:=153*60" office:value-type="float" office:value="9180" calcext:value-type="float">
            <text:p>9180.00</text:p>
          </table:table-cell>
          <table:table-cell office:value-type="float" office:value="259054" calcext:value-type="float">
            <text:p>259054.00</text:p>
          </table:table-cell>
          <table:table-cell table:formula="of:=AVERAGE([.I53:.I57])" office:value-type="float" office:value="319646.494160425" calcext:value-type="float">
            <text:p>319646.49</text:p>
          </table:table-cell>
          <table:table-cell table:formula="of:=STDEV([.I53:.I57])" office:value-type="float" office:value="1009.39179506191" calcext:value-type="float">
            <text:p>1009.39</text:p>
          </table:table-cell>
          <table:table-cell table:formula="of:=MIN([.I53:.I57])" office:value-type="float" office:value="318960" calcext:value-type="float">
            <text:p>318960.00</text:p>
          </table:table-cell>
          <table:table-cell table:formula="of:=([.I60]-[.P60])/[.P60]*100" office:value-type="float" office:value="23.3899087296182" calcext:value-type="float">
            <text:p>23.39</text:p>
          </table:table-cell>
          <table:table-cell table:formula="of:=([.K60]-[.P60])/[.P60]*100" office:value-type="float" office:value="23.124908320273" calcext:value-type="float">
            <text:p>23.12</text:p>
          </table:table-cell>
          <table:table-cell table:formula="of:=102*60" office:value-type="float" office:value="6120" calcext:value-type="float">
            <text:p>6120.00</text:p>
          </table:table-cell>
          <table:table-cell/>
          <table:table-cell table:style-name="ce9" office:value-type="float" office:value="259054" calcext:value-type="float">
            <text:p>259054.00</text:p>
          </table:table-cell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column table:style-name="co1" table:number-columns-repeated="13" table:default-cell-style-name="ce9"/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ce10" office:value-type="string" calcext:value-type="string" table:number-columns-spanned="6" table:number-rows-spanned="1">
            <text:p>ACO</text:p>
          </table:table-cell>
          <table:covered-table-cell table:number-columns-repeated="5" table:style-name="Default"/>
          <table:table-cell table:style-name="Default" office:value-type="string" calcext:value-type="string" table:number-columns-spanned="3" table:number-rows-spanned="1">
            <text:p>Ant-Q</text:p>
          </table:table-cell>
          <table:covered-table-cell table:number-columns-repeated="2" table:style-name="Default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OptimalTour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Avg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Avg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</table:table-row>
        <table:table-row table:style-name="ro1">
          <table:table-cell office:value-type="string" calcext:value-type="string">
            <text:p>Dj38 (1000 it)</text:p>
          </table:table-cell>
          <table:table-cell office:value-type="float" office:value="6656" calcext:value-type="float">
            <text:p>6656.00</text:p>
          </table:table-cell>
          <table:table-cell office:value-type="float" office:value="6763.0349559588" calcext:value-type="float">
            <text:p>6763.03</text:p>
          </table:table-cell>
          <table:table-cell office:value-type="float" office:value="75.1578490326047" calcext:value-type="float">
            <text:p>75.16</text:p>
          </table:table-cell>
          <table:table-cell office:value-type="float" office:value="6708.03686552299" calcext:value-type="float">
            <text:p>6708.04</text:p>
          </table:table-cell>
          <table:table-cell office:value-type="float" office:value="1.60809729505415" calcext:value-type="float">
            <text:p>1.61</text:p>
          </table:table-cell>
          <table:table-cell office:value-type="float" office:value="0.781803869035258" calcext:value-type="float">
            <text:p>0.78</text:p>
          </table:table-cell>
          <table:table-cell office:value-type="float" office:value="75" calcext:value-type="float">
            <text:p>75.00</text:p>
          </table:table-cell>
          <table:table-cell office:value-type="float" office:value="6663.9905578449" calcext:value-type="float">
            <text:p>6663.99</text:p>
          </table:table-cell>
          <table:table-cell office:value-type="float" office:value="4.16180130885778" calcext:value-type="float">
            <text:p>4.16</text:p>
          </table:table-cell>
          <table:table-cell office:value-type="float" office:value="6659.43153293146" calcext:value-type="float">
            <text:p>6659.43</text:p>
          </table:table-cell>
          <table:table-cell office:value-type="float" office:value="0.120050448390867" calcext:value-type="float">
            <text:p>0.12</text:p>
          </table:table-cell>
          <table:table-cell office:value-type="float" office:value="0.0515554827443519" calcext:value-type="float">
            <text:p>0.05</text:p>
          </table:table-cell>
          <table:table-cell office:value-type="float" office:value="37" calcext:value-type="float">
            <text:p>37.00</text:p>
          </table:table-cell>
        </table:table-row>
        <table:table-row table:style-name="ro1">
          <table:table-cell office:value-type="string" calcext:value-type="string">
            <text:p>Berlin52 (1000 it)</text:p>
          </table:table-cell>
          <table:table-cell office:value-type="float" office:value="7542" calcext:value-type="float">
            <text:p>7542.00</text:p>
          </table:table-cell>
          <table:table-cell office:value-type="float" office:value="7925.39041819792" calcext:value-type="float">
            <text:p>7925.39</text:p>
          </table:table-cell>
          <table:table-cell office:value-type="float" office:value="161.99582605163" calcext:value-type="float">
            <text:p>162.00</text:p>
          </table:table-cell>
          <table:table-cell office:value-type="float" office:value="7677.66084431117" calcext:value-type="float">
            <text:p>7677.66</text:p>
          </table:table-cell>
          <table:table-cell office:value-type="float" office:value="5.08340517366635" calcext:value-type="float">
            <text:p>5.08</text:p>
          </table:table-cell>
          <table:table-cell office:value-type="float" office:value="1.79873832287416" calcext:value-type="float">
            <text:p>1.80</text:p>
          </table:table-cell>
          <table:table-cell office:value-type="float" office:value="320" calcext:value-type="float">
            <text:p>320.00</text:p>
          </table:table-cell>
          <table:table-cell office:value-type="float" office:value="7666.16829401388" calcext:value-type="float">
            <text:p>7666.17</text:p>
          </table:table-cell>
          <table:table-cell office:value-type="float" office:value="113.874912707113" calcext:value-type="float">
            <text:p>113.87</text:p>
          </table:table-cell>
          <table:table-cell office:value-type="float" office:value="7548.99271002418" calcext:value-type="float">
            <text:p>7548.99</text:p>
          </table:table-cell>
          <table:table-cell office:value-type="float" office:value="1.64635765067467" calcext:value-type="float">
            <text:p>1.65</text:p>
          </table:table-cell>
          <table:table-cell office:value-type="float" office:value="0.0927169189098539" calcext:value-type="float">
            <text:p>0.09</text:p>
          </table:table-cell>
          <table:table-cell office:value-type="float" office:value="170" calcext:value-type="float">
            <text:p>170.00</text:p>
          </table:table-cell>
        </table:table-row>
        <table:table-row table:style-name="ro1">
          <table:table-cell office:value-type="string" calcext:value-type="string">
            <text:p>Ch130 (500 it)</text:p>
          </table:table-cell>
          <table:table-cell office:value-type="float" office:value="6110" calcext:value-type="float">
            <text:p>6110.00</text:p>
          </table:table-cell>
          <table:table-cell office:value-type="float" office:value="6487.19469975591" calcext:value-type="float">
            <text:p>6487.19</text:p>
          </table:table-cell>
          <table:table-cell office:value-type="float" office:value="74.2004614510807" calcext:value-type="float">
            <text:p>74.20</text:p>
          </table:table-cell>
          <table:table-cell office:value-type="float" office:value="6385.461990939" calcext:value-type="float">
            <text:p>6385.46</text:p>
          </table:table-cell>
          <table:table-cell office:value-type="float" office:value="6.17339934134056" calcext:value-type="float">
            <text:p>6.17</text:p>
          </table:table-cell>
          <table:table-cell office:value-type="float" office:value="4.50837955710312" calcext:value-type="float">
            <text:p>4.51</text:p>
          </table:table-cell>
          <table:table-cell table:formula="of:=154*60" office:value-type="float" office:value="9240" calcext:value-type="float">
            <text:p>9240.00</text:p>
          </table:table-cell>
          <table:table-cell office:value-type="float" office:value="6491.31002832474" calcext:value-type="float">
            <text:p>6491.31</text:p>
          </table:table-cell>
          <table:table-cell office:value-type="float" office:value="70.0137714813423" calcext:value-type="float">
            <text:p>70.01</text:p>
          </table:table-cell>
          <table:table-cell office:value-type="float" office:value="6383.42" calcext:value-type="float">
            <text:p>6383.42</text:p>
          </table:table-cell>
          <table:table-cell office:value-type="float" office:value="6.24075332773719" calcext:value-type="float">
            <text:p>6.24</text:p>
          </table:table-cell>
          <table:table-cell office:value-type="float" office:value="4.47495908346972" calcext:value-type="float">
            <text:p>4.47</text:p>
          </table:table-cell>
          <table:table-cell office:value-type="float" office:value="10200" calcext:value-type="float">
            <text:p>10200.00</text:p>
          </table:table-cell>
        </table:table-row>
        <table:table-row table:style-name="ro1">
          <table:table-cell office:value-type="string" calcext:value-type="string">
            <text:p>D198 (100 it)</text:p>
          </table:table-cell>
          <table:table-cell office:value-type="float" office:value="15780" calcext:value-type="float">
            <text:p>15780.00</text:p>
          </table:table-cell>
          <table:table-cell office:value-type="float" office:value="17376.2317438354" calcext:value-type="float">
            <text:p>17376.23</text:p>
          </table:table-cell>
          <table:table-cell office:value-type="float" office:value="105.810213469454" calcext:value-type="float">
            <text:p>105.81</text:p>
          </table:table-cell>
          <table:table-cell office:value-type="float" office:value="17235.4392438097" calcext:value-type="float">
            <text:p>17235.44</text:p>
          </table:table-cell>
          <table:table-cell office:value-type="float" office:value="10.1155370331773" calcext:value-type="float">
            <text:p>10.12</text:p>
          </table:table-cell>
          <table:table-cell office:value-type="float" office:value="9.22331586698191" calcext:value-type="float">
            <text:p>9.22</text:p>
          </table:table-cell>
          <table:table-cell office:value-type="float" office:value="6540" calcext:value-type="float">
            <text:p>6540.00</text:p>
          </table:table-cell>
          <table:table-cell office:value-type="float" office:value="17075.805147203" calcext:value-type="float">
            <text:p>17075.81</text:p>
          </table:table-cell>
          <table:table-cell office:value-type="float" office:value="39.6901238937276" calcext:value-type="float">
            <text:p>39.69</text:p>
          </table:table-cell>
          <table:table-cell office:value-type="float" office:value="17032.7521476058" calcext:value-type="float">
            <text:p>17032.75</text:p>
          </table:table-cell>
          <table:table-cell office:value-type="float" office:value="8.21169294805442" calcext:value-type="float">
            <text:p>8.21</text:p>
          </table:table-cell>
          <table:table-cell office:value-type="float" office:value="7.93886025098755" calcext:value-type="float">
            <text:p>7.94</text:p>
          </table:table-cell>
          <table:table-cell office:value-type="float" office:value="2880" calcext:value-type="float">
            <text:p>2880.00</text:p>
          </table:table-cell>
        </table:table-row>
        <table:table-row table:style-name="ro1">
          <table:table-cell office:value-type="string" calcext:value-type="string">
            <text:p>Pr1002 (10 it)</text:p>
          </table:table-cell>
          <table:table-cell office:value-type="float" office:value="259054" calcext:value-type="float">
            <text:p>259054.00</text:p>
          </table:table-cell>
          <table:table-cell office:value-type="float" office:value="337976.613988369" calcext:value-type="float">
            <text:p>337976.61</text:p>
          </table:table-cell>
          <table:table-cell office:value-type="float" office:value="833.962872734073" calcext:value-type="float">
            <text:p>833.96</text:p>
          </table:table-cell>
          <table:table-cell office:value-type="float" office:value="337309.959251144" calcext:value-type="float">
            <text:p>337309.96</text:p>
          </table:table-cell>
          <table:table-cell office:value-type="float" office:value="30.4656998109927" calcext:value-type="float">
            <text:p>30.47</text:p>
          </table:table-cell>
          <table:table-cell office:value-type="float" office:value="30.2083578138705" calcext:value-type="float">
            <text:p>30.21</text:p>
          </table:table-cell>
          <table:table-cell office:value-type="float" office:value="6180" calcext:value-type="float">
            <text:p>6180.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/00/0000</text:date>, <text:time style:data-style-name="N2" text:time-value="15:55:03.5448018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08:34:16.777180739</meta:creation-date>
    <dc:date>2019-06-20T16:02:03.301001764</dc:date>
    <meta:editing-duration>PT2H44M22S</meta:editing-duration>
    <meta:editing-cycles>49</meta:editing-cycles>
    <meta:generator>LibreOffice/6.0.7.3$Linux_X86_64 LibreOffice_project/00m0$Build-3</meta:generator>
    <meta:document-statistic meta:table-count="2" meta:cell-count="395" meta:object-count="0"/>
  </office:meta>
</office:document-meta>
</file>